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0" style:family="table">
      <style:table-properties style:width="16.992cm" table:align="left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7.17cm"/>
    </style:style>
    <style:style style:name="Tabela10.C" style:family="table-column">
      <style:table-column-properties style:column-width="2.203cm"/>
    </style:style>
    <style:style style:name="Tabela10.D" style:family="table-column">
      <style:table-column-properties style:column-width="3.517cm"/>
    </style:style>
    <style:style style:name="Tabela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D1" style:family="table-cell">
      <style:table-cell-properties fo:padding="0.097cm" fo:border="0.002cm solid #000000"/>
    </style:style>
    <style:style style:name="Tabela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fo:padding="0.097cm" fo:border-left="0.002cm solid #000000" fo:border-right="none" fo:border-top="none" fo:border-bottom="0.002cm solid #000000"/>
    </style:style>
    <style:style style:name="Tabe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993cm" style:rel-column-width="11539*"/>
    </style:style>
    <style:style style:name="Tabela20.B" style:family="table-column">
      <style:table-column-properties style:column-width="14.007cm" style:rel-column-width="53996*"/>
    </style:style>
    <style:style style:name="Tabela2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21" style:family="table">
      <style:table-properties style:width="16.96cm" table:align="left"/>
    </style:style>
    <style:style style:name="Tabela21.A" style:family="table-column">
      <style:table-column-properties style:column-width="1.349cm"/>
    </style:style>
    <style:style style:name="Tabela21.B" style:family="table-column">
      <style:table-column-properties style:column-width="15.61cm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6cm" table:align="left"/>
    </style:style>
    <style:style style:name="Tabela4.A" style:family="table-column">
      <style:table-column-properties style:column-width="1.349cm"/>
    </style:style>
    <style:style style:name="Tabela4.B" style:family="table-column">
      <style:table-column-properties style:column-width="15.61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none" fo:border-right="0.002cm solid #000000" fo:border-top="none" fo:border-bottom="0.002cm solid #000000"/>
    </style:style>
    <style:style style:name="Tabela5.B1" style:family="table-cell">
      <style:table-cell-properties fo:padding="0.097cm" fo:border-left="none" fo:border-right="none" fo:border-top="none" fo:border-bottom="0.002cm solid #000000"/>
    </style:style>
    <style:style style:name="Tabela5.A2" style:family="table-cell">
      <style:table-cell-properties fo:padding="0.097cm" fo:border-left="none" fo:border-right="0.002cm solid #000000" fo:border-top="0.002cm solid #000000" fo:border-bottom="none"/>
    </style:style>
    <style:style style:name="Tabela5.B2" style:family="table-cell">
      <style:table-cell-properties fo:padding="0.097cm" fo:border-left="none" fo:border-right="none" fo:border-top="0.002cm solid #000000" fo:border-bottom="none"/>
    </style:style>
    <style:style style:name="Tabela5.A3" style:family="table-cell">
      <style:table-cell-properties fo:padding="0.097cm" fo:border-left="none" fo:border-right="0.002cm solid #000000" fo:border-top="none" fo:border-bottom="none"/>
    </style:style>
    <style:style style:name="Tabela5.B3" style:family="table-cell">
      <style:table-cell-properties fo:padding="0.097cm" fo:border="none"/>
    </style:style>
    <style:style style:name="P1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P2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1" fo:font-size="12pt" fo:language="pt" fo:country="BR" fo:font-style="normal" style:font-size-asian="12pt" style:font-style-asian="normal" style:font-name-complex="Tahoma1" style:font-size-complex="12pt" style:font-style-complex="normal"/>
    </style:style>
    <style:style style:name="P3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12pt" fo:language="pt" fo:country="BR" fo:font-style="normal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4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ahoma1"/>
    </style:style>
    <style:style style:name="P6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Tahoma1" fo:font-size="10pt" style:font-size-asian="10pt" style:font-name-complex="Tahoma1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ahoma1" fo:font-size="10pt" style:font-size-asian="10pt" style:font-name-complex="Tahoma1" style:font-size-complex="10pt"/>
    </style:style>
    <style:style style:name="P10" style:family="paragraph" style:parent-style-name="Table_20_Contents">
      <style:text-properties style:font-name="Tahoma1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Footer"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style:snap-to-layout-grid="false"/>
      <style:text-properties style:font-name="Tahoma" fo:font-size="10pt" style:font-size-asian="10pt" style:font-size-complex="10pt"/>
    </style:style>
    <style:style style:name="P17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18" style:family="paragraph" style:parent-style-name="Standard" style:list-style-name="L3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9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P20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P21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12pt" fo:language="pt" fo:country="BR" fo:font-style="normal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style:font-name="Tahoma1" fo:font-size="10pt" style:font-size-asian="10pt" style:font-size-complex="10pt"/>
    </style:style>
    <style:style style:name="P23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 style:list-style-name="L2" style:master-page-name="Standard">
      <style:paragraph-properties fo:margin-left="0.504cm" fo:margin-right="0cm" fo:text-indent="-0.482cm" style:auto-text-indent="false" style:page-number="auto">
        <style:tab-stops>
          <style:tab-stop style:position="0.168cm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2">
      <style:paragraph-properties fo:margin-left="0.504cm" fo:margin-right="0cm" fo:text-indent="-0.482cm" style:auto-text-indent="false">
        <style:tab-stops>
          <style:tab-stop style:position="0.168cm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2">
      <style:paragraph-properties fo:margin-left="0.504cm" fo:margin-right="0cm" fo:text-indent="-0.482cm" style:auto-text-indent="false">
        <style:tab-stops>
          <style:tab-stop style:position="0.168cm"/>
        </style:tab-stops>
      </style:paragraph-properties>
      <style:text-properties fo:color="#000000" style:font-name="Tahoma1" fo:font-size="10pt" fo:language="pt" fo:country="BR" fo:font-style="normal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P27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</style:style>
    <style:style style:name="P28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 style:font-weight-complex="bold"/>
    </style:style>
    <style:style style:name="P29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  <style:text-properties style:font-name="Tahoma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ff" fo:letter-spacing="normal" fo:language="pt" fo:country="BR" fo:font-style="italic" fo:font-weight="normal" style:font-style-asian="italic" style:font-weight-asian="normal" style:font-name-complex="Tahoma1" style:font-style-complex="italic"/>
    </style:style>
    <style:style style:name="T2" style:family="text"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T3" style:family="text"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T4" style:family="text">
      <style:text-properties fo:font-variant="normal" fo:text-transform="none" fo:color="#0000ff" style:font-name="Tahoma1" fo:font-size="8pt" fo:letter-spacing="normal" fo:language="pt" fo:country="BR" fo:font-style="italic" fo:font-weight="normal" style:font-name-asian="Calibri" style:font-size-asian="8pt" style:language-asian="zh" style:country-asian="CN" style:font-style-asian="italic" style:font-weight-asian="normal" style:font-name-complex="Calibri" style:font-size-complex="8pt" style:language-complex="ar" style:country-complex="SA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76688" text:style-name="L2">
        <text:list-item>
          <text:p text:style-name="P24">IDENTIFICAÇÃO DO REQUISITANTE DA MUDANÇA</text:p>
        </text:list-item>
      </text:list>
      <text:list xml:id="list31576253" text:style-name="L3">
        <text:list-header>
          <text:p text:style-name="P18">&lt;Registrar informações da área e do requisitante da demanda.&gt;</text:p>
        </text:list-header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7">Nº da Solicitação</text:p>
          </table:table-cell>
          <table:table-cell table:style-name="Tabela10.B1" office:value-type="string">
            <text:p text:style-name="P9"/>
          </table:table-cell>
          <table:table-cell table:style-name="Tabela10.A1" office:value-type="string">
            <text:p text:style-name="P7">Data</text:p>
          </table:table-cell>
          <table:table-cell table:style-name="Tabela10.D1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7">Nome do requisitante</text:p>
          </table:table-cell>
          <table:table-cell table:style-name="Tabela10.B2" office:value-type="string">
            <text:p text:style-name="P9"/>
          </table:table-cell>
          <table:table-cell table:style-name="Tabela10.A2" office:value-type="string">
            <text:p text:style-name="P7">Área/Setor</text:p>
          </table:table-cell>
          <table:table-cell table:style-name="Tabela10.D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7">E-mail</text:p>
          </table:table-cell>
          <table:table-cell table:style-name="Tabela10.B2" office:value-type="string">
            <text:p text:style-name="P9"/>
          </table:table-cell>
          <table:table-cell table:style-name="Tabela10.A2" office:value-type="string">
            <text:p text:style-name="P7">Telefone(s)</text:p>
          </table:table-cell>
          <table:table-cell table:style-name="Tabela10.D2" office:value-type="string">
            <text:p text:style-name="P9"/>
          </table:table-cell>
        </table:table-row>
      </table:table>
      <text:p text:style-name="P3"/>
      <text:list xml:id="list31581465" text:continue-list="list31576688" text:style-name="L2">
        <text:list-item>
          <text:p text:style-name="P25">DESCRIÇÃO DA MUDANÇA</text:p>
          <text:p text:style-name="P27"><text:span text:style-name="T3">&lt;Descrever de forma clara a </text:span><text:span text:style-name="T4">necessidade, a motivação, custo e prazo estimado</text:span><text:span text:style-name="T3"> da mudança no projeto.</text:span><text:span text:style-name="T2">&gt;</text:span>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/>
            <text:p text:style-name="P8"/>
            <text:p text:style-name="P8"/>
          </table:table-cell>
        </table:table-row>
      </table:table>
      <text:p text:style-name="P2"/>
      <text:list xml:id="list31575701" text:continue-numbering="true" text:style-name="L2">
        <text:list-item>
          <text:p text:style-name="P25">PARECER TÉCNICO DA AVALIAÇÃO DA MUDANÇA</text:p>
          <text:p text:style-name="P19">&lt;Avaliar tecnicamente se a mudança é pertinente.&gt;</text:p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"/>
            <text:p text:style-name="P8"/>
            <text:p text:style-name="P8"/>
          </table:table-cell>
        </table:table-row>
      </table:table>
      <text:list xml:id="list31579884" text:continue-numbering="true" text:style-name="L2">
        <text:list-header>
          <text:p text:style-name="P21"/>
        </text:list-header>
        <text:list-item>
          <text:p text:style-name="P25">AVALIAÇÃO DAS SOLUÇÕES POSSÍVEIS:</text:p>
          <text:p text:style-name="P19">&lt;Avaliar todas as possíveis soluções para solução da mudança proposta.&gt;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/>
            <text:p text:style-name="P8"/>
            <text:p text:style-name="P8"/>
          </table:table-cell>
        </table:table-row>
      </table:table>
      <text:p text:style-name="P3"/>
      <text:list xml:id="list31570697" text:continue-numbering="true" text:style-name="L2">
        <text:list-item>
          <text:p text:style-name="P25">IMPACTOS PREVISTOS NO PROJETO</text:p>
          <text:p text:style-name="P20">&lt;Descrever o impacto da mudança no tempo, custo e riscos.&gt;</text:p>
        </text:list-item>
      </text:list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6">No cronograma:</text:p>
          </table:table-cell>
          <table:table-cell table:style-name="Tabela20.B1" office:value-type="string">
            <text:p text:style-name="P16"/>
          </table:table-cell>
        </table:table-row>
        <table:table-row>
          <table:table-cell table:style-name="Tabela20.A2" office:value-type="string">
            <text:p text:style-name="P16">No custo:</text:p>
          </table:table-cell>
          <table:table-cell table:style-name="Tabela20.B2" office:value-type="string">
            <text:p text:style-name="P16"/>
          </table:table-cell>
        </table:table-row>
        <table:table-row>
          <table:table-cell table:style-name="Tabela20.A2" office:value-type="string">
            <text:p text:style-name="P16">Novos Riscos:</text:p>
          </table:table-cell>
          <table:table-cell table:style-name="Tabela20.B2" office:value-type="string">
            <text:p text:style-name="P16"/>
          </table:table-cell>
        </table:table-row>
        <table:table-row>
          <table:table-cell table:style-name="Tabela20.A2" office:value-type="string">
            <text:p text:style-name="P16">Outros Impactos:</text:p>
          </table:table-cell>
          <table:table-cell table:style-name="Tabela20.B2" office:value-type="string">
            <text:p text:style-name="P16"/>
          </table:table-cell>
        </table:table-row>
      </table:table>
      <text:p text:style-name="P3"/>
      <text:list xml:id="list31581449" text:continue-numbering="true" text:style-name="L2">
        <text:list-item>
          <text:p text:style-name="P26">SOLUÇÃO INDICADA PELA EQUIPE DO PROJETO</text:p>
          <text:p text:style-name="P19">&lt;Dentre as soluções possíveis levantada pela equipe de projeto e o líder de projeto, deve avaliar o impacto no projeto como um todo e indicar a melhor solução a ser adotada.&gt;</text:p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"/>
            <text:p text:style-name="P8"/>
            <text:p text:style-name="P8"/>
          </table:table-cell>
        </table:table-row>
      </table:table>
      <text:p text:style-name="P1"/>
      <text:list xml:id="list31570680" text:continue-numbering="true" text:style-name="L2">
        <text:list-item>
          <text:p text:style-name="P25">PARECER DA ALTA DIREÇÃO</text:p>
          <text:p text:style-name="P19">&lt;Deliberar sobre a aprovação da mudança.&gt;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/>
            <text:p text:style-name="P8"/>
            <text:p text:style-name="P8"/>
          </table:table-cell>
        </table:table-row>
      </table:table>
      <text:list xml:id="list31576221" text:continue-numbering="true" text:style-name="L2">
        <text:list-item>
          <text:p text:style-name="P25"><text:soft-page-break/>DECISÃO DO REQUISITANTE</text:p>
          <text:p text:style-name="P28">&lt;Marcar a decisão do requisitante.&gt;</text:p>
        </text:list-item>
      </text:list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5"/>
          </table:table-cell>
          <table:table-cell table:style-name="Tabela21.B1" office:value-type="string">
            <text:list xml:id="list31576018" text:continue-numbering="true" text:style-name="L2">
              <text:list-header>
                <text:p text:style-name="P29">Aprovada</text:p>
              </text:list-header>
            </text:list>
          </table:table-cell>
        </table:table-row>
        <table:table-row>
          <table:table-cell table:style-name="Tabela21.A2" office:value-type="string">
            <text:p text:style-name="P15"/>
          </table:table-cell>
          <table:table-cell table:style-name="Tabela21.B2" office:value-type="string">
            <text:list xml:id="list31571579" text:continue-numbering="true" text:style-name="L2">
              <text:list-header>
                <text:p text:style-name="P29">Reprovada</text:p>
              </text:list-header>
            </text:list>
          </table:table-cell>
        </table:table-row>
      </table:table>
      <text:p text:style-name="P2"/>
      <text:list xml:id="list31582113" text:continue-numbering="true" text:style-name="L2">
        <text:list-item>
          <text:p text:style-name="P25">DECISÃO DA ALTA ADMINISTRAÇÃO</text:p>
          <text:p text:style-name="P28">&lt;Marcar a decisão da alta administração.&gt;</text:p>
        </text:list-item>
      </text:list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/>
          </table:table-cell>
          <table:table-cell table:style-name="Tabela4.B1" office:value-type="string">
            <text:list xml:id="list31563522" text:continue-numbering="true" text:style-name="L2">
              <text:list-header>
                <text:p text:style-name="P29">Aprovada</text:p>
              </text:list-header>
            </text:list>
          </table:table-cell>
        </table:table-row>
        <table:table-row>
          <table:table-cell table:style-name="Tabela4.A2" office:value-type="string">
            <text:p text:style-name="P15"/>
          </table:table-cell>
          <table:table-cell table:style-name="Tabela4.B2" office:value-type="string">
            <text:list xml:id="list31582676" text:continue-numbering="true" text:style-name="L2">
              <text:list-header>
                <text:p text:style-name="P29">Reprovada</text:p>
              </text:list-header>
            </text:list>
          </table:table-cell>
        </table:table-row>
      </table:table>
      <text:p text:style-name="P2"/>
      <text:p text:style-name="P2"/>
      <text:list xml:id="list31578674" text:continue-numbering="true" text:style-name="L2">
        <text:list-item>
          <text:p text:style-name="P25">APROVAÇÃO</text:p>
          <text:p text:style-name="P19">&lt;Inserir o(s) nome(s) do(s) responsável(is) por aprovar o Formulário de Solicitação de Mudanças (FSM).&gt;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/>
          </table:table-cell>
          <table:table-cell table:style-name="Tabela5.B1" office:value-type="string">
            <text:p text:style-name="P10"/>
          </table:table-cell>
        </table:table-row>
        <table:table-row>
          <table:table-cell table:style-name="Tabela5.A2" office:value-type="string">
            <text:list xml:id="list31583125" text:continue-numbering="true" text:style-name="L2">
              <text:list-header>
                <text:p text:style-name="P22">Nome: <text:span text:style-name="T1">&lt;Nome do responsável&gt;</text:span></text:p>
              </text:list-header>
            </text:list>
          </table:table-cell>
          <table:table-cell table:style-name="Tabela5.B2" office:value-type="string">
            <text:list xml:id="list31576353" text:continue-numbering="true" text:style-name="L2">
              <text:list-header>
                <text:p text:style-name="P22">Nome: <text:span text:style-name="T1">&lt;Nome do responsável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76016" text:continue-numbering="true" text:style-name="L2">
              <text:list-header>
                <text:p text:style-name="P22">Cargo/Função: <text:span text:style-name="T1">&lt;Nome do cargo ou função&gt;</text:span></text:p>
              </text:list-header>
            </text:list>
          </table:table-cell>
          <table:table-cell table:style-name="Tabela5.B3" office:value-type="string">
            <text:list xml:id="list31559803" text:continue-numbering="true" text:style-name="L2">
              <text:list-header>
                <text:p text:style-name="P22">Cargo/Função: <text:span text:style-name="T1">&lt;Nome do cargo ou função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53607" text:continue-numbering="true" text:style-name="L2">
              <text:list-header>
                <text:p text:style-name="P22">Data: <text:span text:style-name="T1">&lt;dd/mm/aaaa&gt;</text:span></text:p>
              </text:list-header>
            </text:list>
          </table:table-cell>
          <table:table-cell table:style-name="Tabela5.B3" office:value-type="string">
            <text:list xml:id="list31581111" text:continue-numbering="true" text:style-name="L2">
              <text:list-header>
                <text:p text:style-name="P22">Data: <text:span text:style-name="T1">&lt;dd/mm/aaaa&gt;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96cm" table:align="left"/>
    </style:style>
    <style:style style:name="Tabela2.A" style:family="table-column">
      <style:table-column-properties style:column-width="1.681cm"/>
    </style:style>
    <style:style style:name="Tabela2.B" style:family="table-column">
      <style:table-column-properties style:column-width="0.78cm"/>
    </style:style>
    <style:style style:name="Tabela2.C" style:family="table-column">
      <style:table-column-properties style:column-width="1.63cm"/>
    </style:style>
    <style:style style:name="Tabela2.D" style:family="table-column">
      <style:table-column-properties style:column-width="3.08cm"/>
    </style:style>
    <style:style style:name="Tabela2.E" style:family="table-column">
      <style:table-column-properties style:column-width="7.377cm"/>
    </style:style>
    <style:style style:name="Tabela2.F" style:family="table-column">
      <style:table-column-properties style:column-width="2.413cm"/>
    </style:style>
    <style:style style:name="Tabela2.1" style:family="table-row">
      <style:table-row-properties style:min-row-height="0.492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style:vertical-align="middle" fo:padding="0.097cm" fo:border="0.002cm solid #000000"/>
    </style:style>
    <style:style style:name="Tabela2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4" style:family="table-row">
      <style:table-row-properties style:min-row-height="0.483cm"/>
    </style:style>
    <style:style style:name="Tabela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C4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1"/>
    </style:style>
    <style:style style:name="MP5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MP9" style:family="paragraph" style:parent-style-name="Footer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11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 table:style-name="Tabela2.1">
            <table:table-cell table:style-name="Tabela2.A1" office:value-type="string">
              <text:list xml:id="list31566619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2.B1" table:number-columns-spanned="4" office:value-type="string">
              <text:list xml:id="list31579774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covered-table-cell/>
            <table:covered-table-cell/>
            <table:covered-table-cell/>
            <table:table-cell table:style-name="Tabela2.F1" office:value-type="string">
              <text:p text:style-name="MP4"><draw:frame draw:style-name="Mfr1" draw:name="figura114" text:anchor-type="as-char" svg:width="2.141cm" svg:height="1.058cm" draw:z-index="1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2.A2" table:number-columns-spanned="6" office:value-type="string">
              <text:p text:style-name="MP5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2" table:number-columns-spanned="6" office:value-type="string">
              <text:p text:style-name="MP6">Formulário de Solicitação de Mudanças (FS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MP7">Código/Sigla:</text:p>
            </table:table-cell>
            <table:covered-table-cell/>
            <table:table-cell table:style-name="Tabela2.C4">
              <text:p text:style-name="MP8"/>
            </table:table-cell>
            <table:table-cell table:style-name="Tabela2.A4" office:value-type="string">
              <text:p text:style-name="MP7">Nome do Projeto:</text:p>
            </table:table-cell>
            <table:table-cell table:style-name="Tabela2.A2" table:number-columns-spanned="2" office:value-type="string">
              <text:p text:style-name="MP8"/>
            </table:table-cell>
            <table:covered-table-cell/>
          </table:table-row>
        </table:table>
        <text:p text:style-name="Header"/>
      </style:header>
      <style:footer>
        <text:p text:style-name="MP9">Emitido em <text:date style:data-style-name="N37" text:date-value="2012-03-01T11:43:05.36">01/03/12</text:date> às <text:time style:data-style-name="N41" text:time-value="2012-03-01T11:43:05.36">11:43:05</text:time><text:tab/><text:tab/>Página <text:page-number text:select-page="current">2</text:page-number>/<text:page-count>2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Eloy dos Reis </meta:initial-creator>
    <meta:creation-date>2011-01-13T18:07:54</meta:creation-date>
    <dc:date>2012-03-01T11:26:59.74</dc:date>
    <meta:editing-duration>PT13H49M1S</meta:editing-duration>
    <meta:editing-cycles>100</meta:editing-cycles>
    <meta:generator>BrOffice/3.3$Win32 LibreOffice_project/330m19$Build-8</meta:generator>
    <meta:printed-by>Vinicius Eloy dos Reis </meta:printed-by>
    <meta:print-date>2011-06-08T09:20:06.29</meta:print-date>
    <dc:description>Documento da Metodologia de Gerenciamento de Projetos do SISP (MGP-SISP).</dc:description>
    <meta:keyword>Gerenciamento de Projetos</meta:keyword>
    <dc:subject>MGP-SISP</dc:subject>
    <dc:title>Termo de Abertura</dc:title>
    <meta:document-statistic meta:table-count="11" meta:image-count="1" meta:object-count="0" meta:page-count="2" meta:paragraph-count="49" meta:word-count="245" meta:character-count="1637"/>
  </office:meta>
</office:document-meta>
</file>